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d0d" officeooo:paragraph-rsid="00088d0d"/>
    </style:style>
    <style:style style:name="P2" style:family="paragraph" style:parent-style-name="Standard">
      <style:text-properties officeooo:rsid="0009a42e" officeooo:paragraph-rsid="0009a42e"/>
    </style:style>
    <style:style style:name="P3" style:family="paragraph" style:parent-style-name="Standard">
      <style:text-properties officeooo:rsid="000a21d9" officeooo:paragraph-rsid="000a21d9"/>
    </style:style>
    <style:style style:name="P4" style:family="paragraph" style:parent-style-name="Standard">
      <style:text-properties officeooo:rsid="000c8de0" officeooo:paragraph-rsid="000c8de0"/>
    </style:style>
    <style:style style:name="P5" style:family="paragraph" style:parent-style-name="Standard">
      <style:text-properties officeooo:rsid="000e93f9" officeooo:paragraph-rsid="000e93f9"/>
    </style:style>
    <style:style style:name="P6" style:family="paragraph" style:parent-style-name="Standard">
      <style:text-properties officeooo:rsid="0012b48f" officeooo:paragraph-rsid="0012b48f"/>
    </style:style>
    <style:style style:name="T1" style:family="text">
      <style:text-properties officeooo:rsid="000b4912"/>
    </style:style>
    <style:style style:name="T2" style:family="text">
      <style:text-properties officeooo:rsid="000e93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we changed after user feedback</text:p>
      <text:p text:style-name="P1"/>
      <text:p text:style-name="P2">1. <text:span text:style-name="T1">Updated the user prompt at the beginning of the game to clearly explain that the user is about to play tic-tac-toe and he needs to enter an integer number to create a board.</text:span></text:p>
      <text:p text:style-name="P2"/>
      <text:p text:style-name="P3">2. <text:span text:style-name="T1">Changed the dialog at the end, in the case of a win or a tie, to be bigger so the user can see it better.</text:span></text:p>
      <text:p text:style-name="P3"/>
      <text:p text:style-name="P4">3. <text:span text:style-name="T2">Increased font of X, O and Q’s so user can see them better.</text:span></text:p>
      <text:p text:style-name="P4"/>
      <text:p text:style-name="P5">4. Added a title bar at the top with a label indicating whose turn it is.</text:p>
      <text:p text:style-name="P5"/>
      <text:p text:style-name="P5"/>
      <text:p text:style-name="P6">These changes, we felt, covered all the feedback except for the user who wanted to be able to play against the compu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6:00:53.477013870</meta:creation-date>
    <dc:date>2018-09-03T16:05:52.017930057</dc:date>
    <meta:editing-duration>PT4M56S</meta:editing-duration>
    <meta:editing-cycles>9</meta:editing-cycles>
    <meta:generator>LibreOffice/5.4.6.2$Linux_X86_64 LibreOffice_project/40m0$Build-2</meta:generator>
    <meta:document-statistic meta:table-count="0" meta:image-count="0" meta:object-count="0" meta:page-count="1" meta:paragraph-count="6" meta:word-count="118" meta:character-count="574" meta:non-whitespace-character-count="462"/>
  </office:meta>
</office:document-meta>
</file>